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9in" svg:height="3.5398in" svg:x="3.8035in" svg:y="0.1988in">
            <draw:object draw:notify-on-update-of-ranges="Sheet1.A2:Sheet1.A22 Sheet1.C2:Sheet1.C22 Sheet1.A2:Sheet1.A22 Sheet1.D1:Sheet1.D1 Sheet1.D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Число импульсов $n$</text:p>
          </table:table-cell>
          <table:table-cell office:value-type="string" calcext:value-type="string">
            <text:p>Число случаев</text:p>
          </table:table-cell>
          <table:table-cell table:style-name="Default" office:value-type="string" calcext:value-type="string">
            <text:p>Доля случаев $\omega_n$</text:p>
          </table:table-cell>
          <table:table-cell table:style-name="Default" office:value-type="string" calcext:value-type="string">
            <text:p>Распределение Гаусса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1" calcext:value-type="float">
            <text:p>0.0100</text:p>
          </table:table-cell>
          <table:table-cell table:formula="of:=COM.MICROSOFT.NORM.DIST([.A2]; [.B24]; [.B25]; 0)" office:value-type="float" office:value="0.018065676703295" calcext:value-type="float">
            <text:p>0.0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formula="of:=COM.MICROSOFT.NORM.DIST([.A3]; 14.1429; 6.4752; 0)" office:value-type="float" office:value="0.0227367650241112" calcext:value-type="float">
            <text:p>0.02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225" calcext:value-type="float">
            <text:p>0.0225</text:p>
          </table:table-cell>
          <table:table-cell table:formula="of:=COM.MICROSOFT.NORM.DIST([.A4]; 14.1429; 6.4752; 0)" office:value-type="float" office:value="0.0279416629942649" calcext:value-type="float">
            <text:p>0.02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00</text:p>
          </table:table-cell>
          <table:table-cell table:formula="of:=COM.MICROSOFT.NORM.DIST([.A5]; 14.1429; 6.4752; 0)" office:value-type="float" office:value="0.0335287821184876" calcext:value-type="float">
            <text:p>0.0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475" calcext:value-type="float">
            <text:p>0.0475</text:p>
          </table:table-cell>
          <table:table-cell table:formula="of:=COM.MICROSOFT.NORM.DIST([.A6]; 14.1429; 6.4752; 0)" office:value-type="float" office:value="0.0392848644105192" calcext:value-type="float">
            <text:p>0.0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625" calcext:value-type="float">
            <text:p>0.0625</text:p>
          </table:table-cell>
          <table:table-cell table:formula="of:=COM.MICROSOFT.NORM.DIST([.A7]; 14.1429; 6.4752; 0)" office:value-type="float" office:value="0.0449443071681847" calcext:value-type="float">
            <text:p>0.0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0975" calcext:value-type="float">
            <text:p>0.0975</text:p>
          </table:table-cell>
          <table:table-cell table:formula="of:=COM.MICROSOFT.NORM.DIST([.A8]; 14.1429; 6.4752; 0)" office:value-type="float" office:value="0.0502072082241567" calcext:value-type="float">
            <text:p>0.0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0825" calcext:value-type="float">
            <text:p>0.0825</text:p>
          </table:table-cell>
          <table:table-cell table:formula="of:=COM.MICROSOFT.NORM.DIST([.A9]; 14.1429; 6.4752; 0)" office:value-type="float" office:value="0.0547645354053717" calcext:value-type="float">
            <text:p>0.05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1025" calcext:value-type="float">
            <text:p>0.1025</text:p>
          </table:table-cell>
          <table:table-cell table:formula="of:=COM.MICROSOFT.NORM.DIST([.A10]; 14.1429; 6.4752; 0)" office:value-type="float" office:value="0.0583276788302556" calcext:value-type="float">
            <text:p>0.05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1075" calcext:value-type="float">
            <text:p>0.1075</text:p>
          </table:table-cell>
          <table:table-cell table:formula="of:=COM.MICROSOFT.NORM.DIST([.A11]; 14.1429; 6.4752; 0)" office:value-type="float" office:value="0.0606585370170537" calcext:value-type="float">
            <text:p>0.0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1175" calcext:value-type="float">
            <text:p>0.1175</text:p>
          </table:table-cell>
          <table:table-cell table:formula="of:=COM.MICROSOFT.NORM.DIST([.A12]; 14.1429; 6.4752; 0)" office:value-type="float" office:value="0.0615958029512018" calcext:value-type="float">
            <text:p>0.0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09" calcext:value-type="float">
            <text:p>0.0900</text:p>
          </table:table-cell>
          <table:table-cell table:formula="of:=COM.MICROSOFT.NORM.DIST([.A13]; 14.1429; 6.4752; 0)" office:value-type="float" office:value="0.0610734230244605" calcext:value-type="float">
            <text:p>0.0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0575" calcext:value-type="float">
            <text:p>0.0575</text:p>
          </table:table-cell>
          <table:table-cell table:formula="of:=COM.MICROSOFT.NORM.DIST([.A14]; 14.1429; 6.4752; 0)" office:value-type="float" office:value="0.0591282947716577" calcext:value-type="float">
            <text:p>0.05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0275" calcext:value-type="float">
            <text:p>0.0275</text:p>
          </table:table-cell>
          <table:table-cell table:formula="of:=COM.MICROSOFT.NORM.DIST([.A15]; 14.1429; 6.4752; 0)" office:value-type="float" office:value="0.0558959572907746" calcext:value-type="float">
            <text:p>0.05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0675" calcext:value-type="float">
            <text:p>0.0675</text:p>
          </table:table-cell>
          <table:table-cell table:formula="of:=COM.MICROSOFT.NORM.DIST([.A16]; 14.1429; 6.4752; 0)" office:value-type="float" office:value="0.0515949735357083" calcext:value-type="float">
            <text:p>0.05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0</text:p>
          </table:table-cell>
          <table:table-cell table:formula="of:=COM.MICROSOFT.NORM.DIST([.A17]; 14.1429; 6.4752; 0)" office:value-type="float" office:value="0.0465025042609772" calcext:value-type="float">
            <text:p>0.0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.0150</text:p>
          </table:table-cell>
          <table:table-cell table:formula="of:=COM.MICROSOFT.NORM.DIST([.A18]; 14.1429; 6.4752; 0)" office:value-type="float" office:value="0.0409248635411703" calcext:value-type="float">
            <text:p>0.0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075" calcext:value-type="float">
            <text:p>0.0075</text:p>
          </table:table-cell>
          <table:table-cell table:formula="of:=COM.MICROSOFT.NORM.DIST([.A19]; 14.1429; 6.4752; 0)" office:value-type="float" office:value="0.0351673861631469" calcext:value-type="float">
            <text:p>0.0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0</text:p>
          </table:table-cell>
          <table:table-cell table:formula="of:=COM.MICROSOFT.NORM.DIST([.A20]; 14.1429; 6.4752; 0)" office:value-type="float" office:value="0.0295076682580137" calcext:value-type="float">
            <text:p>0.02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00</text:p>
          </table:table-cell>
          <table:table-cell table:formula="of:=COM.MICROSOFT.NORM.DIST([.A21]; 14.1429; 6.4752; 0)" office:value-type="float" office:value="0.0241752873973884" calcext:value-type="float">
            <text:p>0.0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formula="of:=COM.MICROSOFT.NORM.DIST([.A22]; 14.1429; 6.4752; 0)" office:value-type="float" office:value="0.00858100540126904" calcext:value-type="float">
            <text:p>0.008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ean(n)</text:p>
          </table:table-cell>
          <table:table-cell table:formula="of:=AVERAGE([.A2:.A22])" office:value-type="float" office:value="14.1428571428571" calcext:value-type="float">
            <text:p>14.142857142857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dev(n)</text:p>
          </table:table-cell>
          <table:table-cell table:formula="of:=STDEV([.A2:.A22])" office:value-type="float" office:value="6.47522751944451" calcext:value-type="float">
            <text:p>6.4752275194445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5:21.542825706</meta:creation-date>
    <dc:date>2023-10-21T15:54:04.474474509</dc:date>
    <meta:editing-duration>PT48M14S</meta:editing-duration>
    <meta:editing-cycles>4</meta:editing-cycles>
    <meta:generator>LibreOffice/7.4.7.2$Linux_X86_64 LibreOffice_project/40$Build-2</meta:generator>
    <meta:document-statistic meta:table-count="1" meta:cell-count="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scatter" chart:style-name="ch1">
        <chart:legend chart:legend-position="end" svg:x="9.957cm" svg:y="3.948cm" style:legend-expansion="high" chart:style-name="ch2"/>
        <chart:plot-area chart:style-name="ch3" table:cell-range-address="Sheet1.A2:Sheet1.A22 Sheet1.C2:Sheet1.D22 Sheet1.D1:Sheet1.D1" chart:data-source-has-labels="row" svg:x="-0.052cm" svg:y="0.153cm" svg:width="10.412cm" svg:height="8.632cm">
          <chart:coordinate-region svg:x="1.297cm" svg:y="0.352cm" svg:width="7.713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2:Sheet1.C22" loext:label-string="эскперимент" chart:class="chart:scatter">
            <chart:domain table:cell-range-address="Sheet1.A2:Sheet1.A22"/>
            <chart:data-point chart:repeated="21"/>
          </chart:series>
          <chart:series chart:attached-axis="primary-y" chart:style-name="ch9" chart:values-cell-range-address="Sheet1.D2:Sheet1.D22" chart:label-cell-address="Sheet1.D1:Sheet1.D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эскперимент</text:p>
              </table:table-cell>
              <table:table-cell office:value-type="string">
                <text:p>Распределение Гаусса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22</svg:desc>
                </draw:g>
              </table:table-cell>
              <table:table-cell office:value-type="float" office:value="0.01">
                <text:p>0.01</text:p>
                <draw:g>
                  <svg:desc>Sheet1.C2:Sheet1.C22</svg:desc>
                </draw:g>
              </table:table-cell>
              <table:table-cell office:value-type="float" office:value="0.018065676703295">
                <text:p>0.018065676703295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227367650241112">
                <text:p>0.0227367650241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225">
                <text:p>0.0225</text:p>
              </table:table-cell>
              <table:table-cell office:value-type="float" office:value="0.0279416629942649">
                <text:p>0.0279416629942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335287821184876">
                <text:p>0.0335287821184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75">
                <text:p>0.0475</text:p>
              </table:table-cell>
              <table:table-cell office:value-type="float" office:value="0.0392848644105192">
                <text:p>0.039284864410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625">
                <text:p>0.0625</text:p>
              </table:table-cell>
              <table:table-cell office:value-type="float" office:value="0.0449443071681847">
                <text:p>0.0449443071681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975">
                <text:p>0.0975</text:p>
              </table:table-cell>
              <table:table-cell office:value-type="float" office:value="0.0502072082241567">
                <text:p>0.0502072082241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825">
                <text:p>0.0825</text:p>
              </table:table-cell>
              <table:table-cell office:value-type="float" office:value="0.0547645354053717">
                <text:p>0.0547645354053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1025">
                <text:p>0.1025</text:p>
              </table:table-cell>
              <table:table-cell office:value-type="float" office:value="0.0583276788302556">
                <text:p>0.0583276788302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1075">
                <text:p>0.1075</text:p>
              </table:table-cell>
              <table:table-cell office:value-type="float" office:value="0.0606585370170537">
                <text:p>0.0606585370170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1175">
                <text:p>0.1175</text:p>
              </table:table-cell>
              <table:table-cell office:value-type="float" office:value="0.0615958029512018">
                <text:p>0.0615958029512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0.0610734230244605">
                <text:p>0.0610734230244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575">
                <text:p>0.0575</text:p>
              </table:table-cell>
              <table:table-cell office:value-type="float" office:value="0.0591282947716577">
                <text:p>0.0591282947716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0.0558959572907746">
                <text:p>0.0558959572907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675">
                <text:p>0.0675</text:p>
              </table:table-cell>
              <table:table-cell office:value-type="float" office:value="0.0515949735357083">
                <text:p>0.051594973535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15">
                <text:p>0.015</text:p>
              </table:table-cell>
              <table:table-cell office:value-type="float" office:value="0.0465025042609772">
                <text:p>0.0465025042609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  <table:table-cell office:value-type="float" office:value="0.0409248635411703">
                <text:p>0.0409248635411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75">
                <text:p>0.0075</text:p>
              </table:table-cell>
              <table:table-cell office:value-type="float" office:value="0.0351673861631469">
                <text:p>0.0351673861631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5">
                <text:p>0.005</text:p>
              </table:table-cell>
              <table:table-cell office:value-type="float" office:value="0.0295076682580137">
                <text:p>0.0295076682580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">
                <text:p>0.01</text:p>
              </table:table-cell>
              <table:table-cell office:value-type="float" office:value="0.0241752873973884">
                <text:p>0.0241752873973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0.0025">
                <text:p>0.0025</text:p>
              </table:table-cell>
              <table:table-cell office:value-type="float" office:value="0.00858100540126904">
                <text:p>0.00858100540126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_20__28_Rounded_29_" draw:display-name="Dash (Rounded)" draw:style="round" draw:dots1="1" draw:dots1-length="201%" draw:distance="199%"/>
  </office:styles>
</office:document-styles>
</file>